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572cm" fo:min-width="0.322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787cm" fo:min-width="0.45cm"/>
    </style:style>
    <style:style style:name="gr5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1.4cm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1.4cm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05cm" fo:min-width="1.775cm"/>
    </style:style>
    <style:style style:name="gr10" style:family="graphic" style:parent-style-name="standard">
      <style:graphic-properties draw:stroke="none" svg:stroke-color="#000000" draw:fill="none" draw:fill-color="#ffffff" fo:min-height="1.15cm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1.2cm" svg:height="1.2cm" svg:x="5.5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3.5cm" svg:y="5.494cm">
          <text:p text:style-name="P2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5.4cm" svg:y="8.294cm">
          <text:p text:style-name="P2">X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5.7cm" svg:y1="3.894cm" svg:x2="4.4cm" svg:y2="5.594cm">
          <text:p/>
        </draw:line>
        <draw:line draw:style-name="gr3" draw:text-style-name="P3" draw:layer="layout" svg:x1="4.4cm" svg:y1="6.694cm" svg:x2="5.6cm" svg:y2="8.494cm">
          <text:p/>
        </draw:line>
        <draw:custom-shape draw:style-name="gr4" draw:text-style-name="P4" draw:layer="layout" svg:width="1.9cm" svg:height="3.2cm" svg:x="6.6cm" svg:y="3.9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.9cm" svg:height="3.2cm" svg:x="1.6cm" svg:y="6.594cm">
          <text:p text:style-name="P2"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6" draw:text-style-name="P4" draw:layer="layout" svg:width="1.9cm" svg:height="3.2cm" svg:x="3.5cm" svg:y="9.79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4" draw:text-style-name="P4" draw:layer="layout" svg:width="1.9cm" svg:height="3.2cm" svg:x="6.7cm" svg:y="9.7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7" draw:text-style-name="P3" draw:layer="layout" svg:x1="6.3cm" svg:y1="3.894cm" svg:x2="6.7cm" svg:y2="4.094cm">
          <text:p/>
        </draw:line>
        <draw:line draw:style-name="gr8" draw:text-style-name="P3" draw:layer="layout" svg:x1="6.3cm" svg:y1="9.494cm" svg:x2="6.8cm" svg:y2="9.894cm">
          <text:p/>
        </draw:line>
        <draw:line draw:style-name="gr8" draw:text-style-name="P3" draw:layer="layout" svg:x1="5.8cm" svg:y1="9.394cm" svg:x2="5.3cm" svg:y2="9.894cm">
          <text:p/>
        </draw:line>
        <draw:line draw:style-name="gr8" draw:text-style-name="P3" draw:layer="layout" svg:x1="3.8cm" svg:y1="6.594cm" svg:x2="3.5cm" svg:y2="6.594cm">
          <text:p/>
        </draw:line>
        <draw:custom-shape draw:style-name="gr9" draw:text-style-name="P5" draw:layer="layout" svg:width="2.6cm" svg:height="2.6cm" svg:x="8.4cm" svg:y="6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1.2cm" svg:x="5.501cm" svg:y="2.795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1cm" svg:height="1.4cm" svg:x="2.4cm" svg:y="8.3cm">
          <draw:text-box>
            <text:p>A</text:p>
          </draw:text-box>
        </draw:frame>
        <draw:frame draw:style-name="gr10" draw:text-style-name="P6" draw:layer="layout" svg:width="0.8cm" svg:height="1.4cm" svg:x="6.9cm" svg:y="5.5cm">
          <draw:text-box>
            <text:p>B</text:p>
          </draw:text-box>
        </draw:frame>
        <draw:frame draw:style-name="gr11" draw:text-style-name="P6" draw:layer="layout" svg:width="1.4cm" svg:height="1.5cm" svg:x="4.2cm" svg:y="11.5cm">
          <draw:text-box>
            <text:p>C</text:p>
          </draw:text-box>
        </draw:frame>
        <draw:frame draw:style-name="gr12" draw:text-style-name="P6" draw:layer="layout" svg:width="0.9cm" svg:height="1cm" svg:x="6.8cm" svg:y="11.5cm">
          <draw:text-box>
            <text:p>D</text:p>
          </draw:text-box>
        </draw:frame>
        <draw:custom-shape draw:style-name="gr2" draw:text-style-name="P1" draw:layer="layout" svg:width="1.2cm" svg:height="1.2cm" svg:x="14.3cm" svg:y="4.7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3.801cm" svg:y1="6.595cm" svg:x2="3.501cm" svg:y2="6.595cm">
          <text:p/>
        </draw:line>
        <draw:custom-shape draw:style-name="gr1" draw:text-style-name="P1" draw:layer="layout" svg:width="1.2cm" svg:height="1.2cm" svg:x="16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9cm" svg:height="3.2cm" svg:x="17.8cm" svg:y="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7" draw:text-style-name="P3" draw:layer="layout" svg:x1="17.5cm" svg:y1="7.9cm" svg:x2="17.9cm" svg:y2="8.1cm">
          <text:p/>
        </draw:line>
        <draw:custom-shape draw:style-name="gr2" draw:text-style-name="P1" draw:layer="layout" svg:width="1.2cm" svg:height="1.2cm" svg:x="16.701cm" svg:y="6.801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cm" svg:height="1.4cm" svg:x="18.1cm" svg:y="9.506cm">
          <draw:text-box>
            <text:p>B</text:p>
          </draw:text-box>
        </draw:frame>
        <draw:custom-shape draw:style-name="gr1" draw:text-style-name="P1" draw:layer="layout" svg:width="1.2cm" svg:height="1.2cm" svg:x="16.702cm" svg:y="6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502cm" svg:y1="7.894cm" svg:x2="17.902cm" svg:y2="8.094cm">
          <text:p/>
        </draw:line>
        <draw:custom-shape draw:style-name="gr2" draw:text-style-name="P1" draw:layer="layout" svg:width="1.2cm" svg:height="1.2cm" svg:x="16.703cm" svg:y="6.795cm">
          <text:p text:style-name="P2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cm" svg:height="1.2cm" svg:x="12.206cm" svg:y="6.881cm">
          <text:p text:style-name="P2">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9cm" svg:height="3.2cm" svg:x="10.306cm" svg:y="7.981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line draw:style-name="gr8" draw:text-style-name="P3" draw:layer="layout" svg:x1="12.506cm" svg:y1="7.981cm" svg:x2="12.206cm" svg:y2="7.981cm">
          <text:p/>
        </draw:line>
        <draw:frame draw:style-name="gr10" draw:text-style-name="P6" draw:layer="layout" svg:width="1.1cm" svg:height="1.4cm" svg:x="11.106cm" svg:y="9.687cm">
          <draw:text-box>
            <text:p>A</text:p>
          </draw:text-box>
        </draw:frame>
        <draw:line draw:style-name="gr8" draw:text-style-name="P3" draw:layer="layout" svg:x1="12.507cm" svg:y1="7.982cm" svg:x2="12.207cm" svg:y2="7.982cm">
          <text:p/>
        </draw:line>
        <draw:custom-shape draw:style-name="gr4" draw:text-style-name="P4" draw:layer="layout" svg:width="1.9cm" svg:height="3.2cm" svg:x="13.106cm" svg:y="7.98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6" draw:layer="layout" svg:width="0.9cm" svg:height="1cm" svg:x="13.206cm" svg:y="9.687cm">
          <draw:text-box>
            <text:p>C</text:p>
          </draw:text-box>
        </draw:frame>
        <draw:custom-shape draw:style-name="gr6" draw:text-style-name="P4" draw:layer="layout" svg:width="1.9cm" svg:height="3.2cm" svg:x="15.306cm" svg:y="7.981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draw:style-name="gr11" draw:text-style-name="P6" draw:layer="layout" svg:width="1.4cm" svg:height="1.5cm" svg:x="16.006cm" svg:y="9.687cm">
          <draw:text-box>
            <text:p>D</text:p>
          </draw:text-box>
        </draw:frame>
        <draw:line draw:style-name="gr3" draw:text-style-name="P3" draw:layer="layout" svg:x1="13.1cm" svg:y1="6.9cm" svg:x2="14.5cm" svg:y2="5.7cm">
          <text:p/>
        </draw:line>
        <draw:line draw:style-name="gr3" draw:text-style-name="P3" draw:layer="layout" svg:x1="15.4cm" svg:y1="5.6cm" svg:x2="17cm" svg:y2="6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0:30:11.791766204</meta:creation-date>
    <dc:date>2019-05-06T00:39:05.036379425</dc:date>
    <meta:editing-duration>PT8M52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